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63cm" svg:x="1.524cm" svg:y="1.016cm">
          <draw:text-box>
            <text:p text:style-name="P1"><text:span text:style-name="T1">HYMN #361</text:span></text:p>
            <text:p text:style-name="P1"><text:span text:style-name="T2">“</text:span><text:span text:style-name="T2">O Little Town of Bethlehem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011cm" svg:x="1.524cm" svg:y="0.794cm">
          <draw:text-box>
            <text:p text:style-name="P1"><text:span text:style-name="T3">1.</text:span><text:span text:style-name="T2"> O little town of Bethlehem,</text:span></text:p>
            <text:p text:style-name="P1"><text:span text:style-name="T2">How still we see thee lie!</text:span></text:p>
            <text:p text:style-name="P1"><text:span text:style-name="T2">Above thy deep and dreamless sleep</text:span></text:p>
            <text:p text:style-name="P1"><text:span text:style-name="T2">The silent stars go by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638cm" svg:height="7.011cm" svg:x="1.524cm" svg:y="0.762cm">
          <draw:text-box>
            <text:p text:style-name="P1"><text:span text:style-name="T2">Yet in thy dark streets shineth</text:span></text:p>
            <text:p text:style-name="P1"><text:span text:style-name="T2">The everlasting light.</text:span></text:p>
            <text:p text:style-name="P1"><text:span text:style-name="T2">The hopes and fears of all the years</text:span></text:p>
            <text:p text:style-name="P1"><text:span text:style-name="T2">Are met in thee to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7.011cm" svg:x="1.524cm" svg:y="0.762cm">
          <draw:text-box>
            <text:p text:style-name="P1"><text:span text:style-name="T3">2.</text:span><text:span text:style-name="T2"><text:tab/></text:span><text:span text:style-name="T2">For Christ is born of Mary,</text:span></text:p>
            <text:p text:style-name="P1"><text:span text:style-name="T2">And, gathered all above</text:span></text:p>
            <text:p text:style-name="P1"><text:span text:style-name="T2">While mortals sleep, the angels keep</text:span></text:p>
            <text:p text:style-name="P1"><text:span text:style-name="T2">Their watch of wond’ring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638cm" svg:height="7.011cm" svg:x="1.524cm" svg:y="0.762cm">
          <draw:text-box>
            <text:p text:style-name="P1"><text:span text:style-name="T2">O morning stars, together</text:span></text:p>
            <text:p text:style-name="P1"><text:span text:style-name="T2">Proclaim the holy birth,</text:span></text:p>
            <text:p text:style-name="P1"><text:span text:style-name="T2">And praises sing to God the king</text:span></text:p>
            <text:p text:style-name="P1"><text:span text:style-name="T2">And peace to all the ear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7.011cm" svg:x="1.524cm" svg:y="0.762cm">
          <draw:text-box>
            <text:p text:style-name="P1"><text:span text:style-name="T3">3.</text:span><text:span text:style-name="T2"><text:tab/></text:span><text:span text:style-name="T2">How silently, how silently</text:span></text:p>
            <text:p text:style-name="P1"><text:span text:style-name="T2">The wondrous gift is giv’n!</text:span></text:p>
            <text:p text:style-name="P1"><text:span text:style-name="T2">So God imparts to human hearts</text:span></text:p>
            <text:p text:style-name="P1"><text:span text:style-name="T2">The blessings of His hea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638cm" svg:height="7.011cm" svg:x="1.524cm" svg:y="0.762cm">
          <draw:text-box>
            <text:p text:style-name="P1"><text:span text:style-name="T2">No ear may hear His coming;</text:span></text:p>
            <text:p text:style-name="P1"><text:span text:style-name="T2">But in this world of sin,</text:span></text:p>
            <text:p text:style-name="P1"><text:span text:style-name="T2">Where meek souls will receive Him, still</text:span></text:p>
            <text:p text:style-name="P1"><text:span text:style-name="T2">The dear Christ enters 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638cm" svg:height="7.011cm" svg:x="1.524cm" svg:y="0.762cm">
          <draw:text-box>
            <text:p text:style-name="P1"><text:span text:style-name="T3">4.</text:span><text:span text:style-name="T2"><text:tab/></text:span><text:span text:style-name="T2">O holy Child of Bethlehem,</text:span></text:p>
            <text:p text:style-name="P1"><text:span text:style-name="T2">Descend to us, we pray;</text:span></text:p>
            <text:p text:style-name="P1"><text:span text:style-name="T2">Cast out our sin, and enter in,</text:span></text:p>
            <text:p text:style-name="P1"><text:span text:style-name="T2">Be born in us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4" draw:layer="layout" svg:width="24.638cm" svg:height="12.461cm" svg:x="1.524cm" svg:y="0.762cm">
          <draw:text-box>
            <text:p text:style-name="P1"><text:span text:style-name="T2">We hear the Christmas angels</text:span></text:p>
            <text:p text:style-name="P1"><text:span text:style-name="T2">The great glad tidings tell;</text:span></text:p>
            <text:p text:style-name="P1"><text:span text:style-name="T2">O come to us, abide with us,</text:span></text:p>
            <text:p text:style-name="P1"><text:span text:style-name="T2">Our Lord Immanuel!</text:span></text:p>
            <text:p text:style-name="P5"><text:span text:style-name="T2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<text:s text:c="10"/></text:span><text:span text:style-name="T4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2:26:25.205000000</meta:creation-date>
    <dc:date>2019-01-14T16:00:27.421000000</dc:date>
    <meta:editing-duration>PT26M54S</meta:editing-duration>
    <meta:editing-cycles>7</meta:editing-cycles>
    <meta:generator>LibreOffice/6.1.3.2$Windows_X86_64 LibreOffice_project/86daf60bf00efa86ad547e59e09d6bb77c699acb</meta:generator>
    <meta:document-statistic meta:object-count="156"/>
  </office:meta>
</office:document-meta>
</file>